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ackground-color="#ff3838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6" table:formula="of:=[.C3]/12" office:value-type="float" office:value="35008.025" calcext:value-type="float">
            <text:p>35.008,03</text:p>
          </table:table-cell>
          <table:table-cell table:style-name="ce36" table:formula="of:=[.D3]/12" office:value-type="float" office:value="-25539.26" calcext:value-type="float">
            <text:p>-25.539,26</text:p>
          </table:table-cell>
          <table:table-cell table:style-name="ce36" table:formula="of:=[.E3]/12" office:value-type="float" office:value="9340.135" calcext:value-type="float">
            <text:p>9.340,14</text:p>
          </table:table-cell>
          <table:table-cell table:style-name="ce36" table:formula="of:=[.F3]/12" office:value-type="float" office:value="-6071.0875" calcext:value-type="float">
            <text:p>-6.071,09</text:p>
          </table:table-cell>
          <table:table-cell table:style-name="ce36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20096.3" calcext:value-type="float">
            <text:p>420.096,30</text:p>
          </table:table-cell>
          <table:table-cell table:style-name="ce37" table:formula="of:=SUM([.D6:.D17])" office:value-type="float" office:value="-306471.12" calcext:value-type="float">
            <text:p>-306.471,12</text:p>
          </table:table-cell>
          <table:table-cell table:style-name="ce37" table:formula="of:=SUM([.E6:.E17])" office:value-type="float" office:value="112081.62" calcext:value-type="float">
            <text:p>112.081,62</text:p>
          </table:table-cell>
          <table:table-cell table:style-name="ce37" table:formula="of:=SUM([.F6:.F17])" office:value-type="float" office:value="-72853.05" calcext:value-type="float">
            <text:p>-72.853,05</text:p>
          </table:table-cell>
          <table:table-cell table:style-name="ce37" table:formula="of:=[.E3]+[.F3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7987.59" calcext:value-type="float">
            <text:p>87.98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16340.28" calcext:value-type="float">
            <text:p>16.3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40207.44" calcext:value-type="float">
            <text:p>40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328.34" calcext:value-type="float">
            <text:p>15.328,34</text:p>
          </table:table-cell>
          <table:table-cell table:formula="of:=[$'05'.E2]" office:value-type="float" office:value="-7580.87" calcext:value-type="float">
            <text:p>-7.580,87</text:p>
          </table:table-cell>
          <table:table-cell table:formula="of:=[$'05'.F2]" office:value-type="float" office:value="1852" calcext:value-type="float">
            <text:p>1.852,00</text:p>
          </table:table-cell>
          <table:table-cell table:formula="of:=[$'05'.G2]" office:value-type="float" office:value="-2830.87" calcext:value-type="float">
            <text:p>-2.830,87</text:p>
          </table:table-cell>
          <table:table-cell table:formula="of:=[.E10]+[.F10]+[.G9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520.37" calcext:value-type="float">
            <text:p>18.5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000" calcext:value-type="float">
            <text:p>14.0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500" calcext:value-type="float">
            <text:p>28.5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000" calcext:value-type="float">
            <text:p>64.0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000" calcext:value-type="float">
            <text:p>12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000" calcext:value-type="float">
            <text:p>113.0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000" calcext:value-type="float">
            <text:p>12.000,00</text:p>
          </table:table-cell>
          <table:table-cell table:formula="of:=[$'12'.E2]" office:value-type="float" office:value="-122787.17" calcext:value-type="float">
            <text:p>-122.787,1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6:.C17])" office:value-type="float" office:value="420096.3" calcext:value-type="float">
            <text:p>420.096,30</text:p>
          </table:table-cell>
          <table:table-cell table:formula="of:=SUM([.D6:.D17])" office:value-type="float" office:value="-306471.12" calcext:value-type="float">
            <text:p>-306.471,12</text:p>
          </table:table-cell>
          <table:table-cell table:formula="of:=SUM([.E6:.E17])" office:value-type="float" office:value="112081.62" calcext:value-type="float">
            <text:p>112.081,62</text:p>
          </table:table-cell>
          <table:table-cell table:formula="of:=SUM([.F6:.F17])" office:value-type="float" office:value="-72853.05" calcext:value-type="float">
            <text:p>-72.853,05</text:p>
          </table:table-cell>
          <table:table-cell table:formula="of:=[.E19]+[.F19]" office:value-type="float" office:value="39228.57" calcext:value-type="float">
            <text:p>39.228,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6" table:formula="of:=[.C19]+[.D19]" office:value-type="float" office:value="113625.18" calcext:value-type="float">
            <text:p>113.625,18</text:p>
          </table:table-cell>
          <table:table-cell table:style-name="Default" table:number-columns-repeated="2"/>
          <table:table-cell table:formula="of:=[.D21]+[.G19]" office:value-type="float" office:value="152853.75" calcext:value-type="float">
            <text:p>152.853,75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87987.59" calcext:value-type="float">
            <text:p>87.98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6340.28" calcext:value-type="float">
            <text:p>16.3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5199.6" calcext:value-type="float">
            <text:p>5.1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style-name="ce55"/>
          <table:table-cell/>
          <table:table-cell table:formula="of:=[.H30]+[.F31]+[.G31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1199.6" calcext:value-type="float">
            <text:p>1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1199.6" calcext:value-type="float">
            <text:p>1.1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5199.6" calcext:value-type="float">
            <text:p>5.199,60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72000" calcext:value-type="float">
            <text:p>72.000,00</text:p>
          </table:table-cell>
          <table:table-cell table:style-name="Default"/>
          <table:table-cell table:style-name="ce55"/>
          <table:table-cell/>
          <table:table-cell table:formula="of:=[.H34]+[.F35]+[.G35]" office:value-type="float" office:value="5199.6" calcext:value-type="float">
            <text:p>5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5199.6" calcext:value-type="float">
            <text:p>5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580.87" calcext:value-type="float">
            <text:p>-7.580,87</text:p>
          </table:table-cell>
          <table:table-cell table:style-name="ce48" table:formula="of:=SUM([.F4:.F65])" office:value-type="float" office:value="1852" calcext:value-type="float">
            <text:p>1.852,00</text:p>
          </table:table-cell>
          <table:table-cell table:style-name="ce48" table:formula="of:=SUM([.G4:.G65])" office:value-type="float" office:value="-2830.87" calcext:value-type="float">
            <text:p>-2.830,87</text:p>
          </table:table-cell>
          <table:table-cell table:style-name="ce48" table:formula="of:=[.F2]+[.G2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70.8999999999999" calcext:value-type="float">
            <text:p>-70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9]+[.F30]+[.G30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30]+[.F31]+[.G31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31]+[.F32]+[.G32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-978.87" calcext:value-type="float">
            <text:p>-978,87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520.37" calcext:value-type="float">
            <text:p>18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000" calcext:value-type="float">
            <text:p>14.0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500" calcext:value-type="float">
            <text:p>28.5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000" calcext:value-type="float">
            <text:p>64.0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000" calcext:value-type="float">
            <text:p>12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000" calcext:value-type="float">
            <text:p>113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12000" calcext:value-type="float">
            <text:p>12.000,00</text:p>
          </table:table-cell>
          <table:table-cell table:style-name="ce48" table:formula="of:=SUM([.E4:.E66])" office:value-type="float" office:value="-122787.17" calcext:value-type="float">
            <text:p>-122.787,17</text:p>
          </table:table-cell>
          <table:table-cell table:style-name="ce48" table:formula="of:=SUM([.F4:.F64])" office:value-type="float" office:value="0" calcext:value-type="float">
            <text:p>0,00</text:p>
          </table:table-cell>
          <table:table-cell table:style-name="ce48" table:formula="of:=SUM([.G4:.G64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2"/>
          <table:table-cell table:formula="of:=['04'.D35]*0.2491*-1"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8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" table:formula="of:=SUM([.E31:.E44])*-1" office:value-type="currency" office:currency="TRY" office:value="115937.17" calcext:value-type="currency">
            <text:p>₺115.937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4:21:24.839572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7H16M14S</meta:editing-duration>
    <meta:editing-cycles>25</meta:editing-cycles>
    <meta:generator>LibreOffice/7.2.6.2$Linux_X86_64 LibreOffice_project/20$Build-2</meta:generator>
    <dc:date>2022-05-10T14:43:29.859870468</dc:date>
    <meta:document-statistic meta:table-count="14" meta:cell-count="1227" meta:object-count="0"/>
  </office:meta>
</office:document-meta>
</file>